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300000084C807C389.png" manifest:media-type="image/png"/>
  <manifest:file-entry manifest:full-path="Pictures/10000001000001F0000000D2E495B94B.png" manifest:media-type="image/png"/>
  <manifest:file-entry manifest:full-path="Pictures/100000010000019C0000002FE987F60F.png" manifest:media-type="image/png"/>
  <manifest:file-entry manifest:full-path="Pictures/10000001000002EF0000002A99756E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8e2" officeooo:paragraph-rsid="000d98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ii</text:p>
      <text:p text:style-name="P1"/>
      <text:p text:style-name="P1"/>
      <text:p text:style-name="P1"><draw:frame draw:style-name="fr1" draw:name="Imagen1" text:anchor-type="char" svg:width="17cm" svg:height="1.505cm" draw:z-index="0"><draw:image xlink:href="Pictures/10000001000005D300000084C807C389.png" xlink:type="simple" xlink:show="embed" xlink:actuate="onLoad" draw:mime-type="image/png"/></draw:frame><draw:frame draw:style-name="fr2" draw:name="Imagen2" text:anchor-type="char" svg:x="-0.099cm" svg:y="4.101cm" svg:width="13.125cm" svg:height="5.556cm" draw:z-index="1"><draw:image xlink:href="Pictures/10000001000001F0000000D2E495B94B.png" xlink:type="simple" xlink:show="embed" xlink:actuate="onLoad" draw:mime-type="image/png"/></draw:frame><draw:frame draw:style-name="fr2" draw:name="Imagen3" text:anchor-type="char" svg:x="0.96cm" svg:y="13.43cm" svg:width="10.903cm" svg:height="1.244cm" draw:z-index="2"><draw:image xlink:href="Pictures/100000010000019C0000002FE987F60F.png" xlink:type="simple" xlink:show="embed" xlink:actuate="onLoad" draw:mime-type="image/png"/></draw:frame><draw:frame draw:style-name="fr2" draw:name="Imagen4" text:anchor-type="char" svg:x="-0.45cm" svg:y="17.251cm" svg:width="17cm" svg:height="0.949cm" draw:z-index="3"><draw:image xlink:href="Pictures/10000001000002EF0000002A99756E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9:28:56.911000000</meta:creation-date>
    <dc:date>2024-10-23T10:00:37.132000000</dc:date>
    <meta:editing-duration>PT4M40S</meta:editing-duration>
    <meta:editing-cycles>1</meta:editing-cycles>
    <meta:document-statistic meta:table-count="0" meta:image-count="4" meta:object-count="0" meta:page-count="1" meta:paragraph-count="1" meta:word-count="2" meta:character-count="8" meta:non-whitespace-character-count="7"/>
    <meta:generator>LibreOffice/24.8.2.1$Windows_X86_64 LibreOffice_project/0f794b6e29741098670a3b95d60478a65d05ef13</meta:generator>
  </office:meta>
</office:document-meta>
</file>